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50%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line-height="150%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line-height="150%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line-height="150%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line-height="150%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line-height="150%"/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08" style:parent-style-name="Normal" style:family="paragraph">
      <style:paragraph-properties fo:line-height="150%"/>
    </style:style>
    <style:style style:name="T10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15" style:parent-style-name="Normal" style:family="paragraph">
      <style:paragraph-properties fo:line-height="150%"/>
    </style:style>
    <style:style style:name="T11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74" style:parent-style-name="Normal" style:family="paragraph">
      <style:paragraph-properties fo:line-height="150%"/>
    </style:style>
    <style:style style:name="T17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7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Midpoint Ellipse Drawing Algorithm</text:span></text:p>
      <text:p text:style-name="P3"><text:span text:style-name="T4">Step 1:</text:span><text:span text:style-name="T5"><text:s/>Input the center coordinates and radii of the ellipse</text:span><text:span text:style-name="T6"><text:line-break/></text:span><text:span text:style-name="T7"> </text:span><text:span text:style-name="T8"> </text:span><text:span text:style-name="T9">(xc, yc), rx, ry</text:span></text:p>
      <text:p text:style-name="P10"><text:span text:style-name="T11">Step 2:</text:span><text:span text:style-name="T12"><text:s/>Initialize the starting point</text:span><text:span text:style-name="T13"><text:line-break/></text:span><text:span text:style-name="T14"> </text:span><text:span text:style-name="T15"> </text:span><text:span text:style-name="T16">x = 0</text:span><text:span text:style-name="T17"><text:line-break/></text:span><text:span text:style-name="T18"> </text:span><text:span text:style-name="T19"> </text:span><text:span text:style-name="T20">y = ry</text:span></text:p>
      <text:p text:style-name="P21"><text:span text:style-name="T22">Step 3:</text:span><text:span text:style-name="T23"><text:s/>Calculate the initial decision parameter for Region 1</text:span><text:span text:style-name="T24"><text:line-break/></text:span><text:span text:style-name="T25"> </text:span><text:span text:style-name="T26"> </text:span><text:span text:style-name="T27">p1 = ry² − (rx² × ry) + (1/4 × rx²)</text:span></text:p>
      <text:p text:style-name="P28"><text:span text:style-name="T29">Step 4:</text:span><text:span text:style-name="T30"><text:s/>Calculate initial values</text:span><text:span text:style-name="T31"><text:line-break/></text:span><text:span text:style-name="T32"> </text:span><text:span text:style-name="T33"> </text:span><text:span text:style-name="T34">dx = 2 × ry² × x</text:span><text:span text:style-name="T35"><text:line-break/></text:span><text:span text:style-name="T36"> </text:span><text:span text:style-name="T37"> </text:span><text:span text:style-name="T38">dy = 2 × rx² × y</text:span></text:p>
      <text:p text:style-name="P39"><text:span text:style-name="T40">Step 5:</text:span><text:span text:style-name="T41"><text:s/>Region 1 processing (slope &gt; −1)</text:span><text:span text:style-name="T42"><text:line-break/></text:span><text:span text:style-name="T43"> </text:span><text:span text:style-name="T44"> </text:span><text:span text:style-name="T45">Repeat while dx &lt; dy</text:span><text:span text:style-name="T46"><text:line-break/></text:span><text:span text:style-name="T47"> </text:span><text:span text:style-name="T48"> </text:span><text:span text:style-name="T49">a) Plot the symmetric points</text:span><text:span text:style-name="T50"><text:line-break/></text:span><text:span text:style-name="T51"> </text:span><text:span text:style-name="T52"> </text:span><text:span text:style-name="T53"> </text:span><text:span text:style-name="T54">(xc + x, yc + y), (xc − x, yc + y),</text:span><text:span text:style-name="T55"><text:line-break/></text:span><text:span text:style-name="T56"> </text:span><text:span text:style-name="T57"> </text:span><text:span text:style-name="T58"> </text:span><text:span text:style-name="T59">(xc + x, yc − y), (xc − x, yc − y)</text:span><text:span text:style-name="T60"><text:line-break/></text:span><text:span text:style-name="T61"> </text:span><text:span text:style-name="T62"> </text:span><text:span text:style-name="T63">b) If p1 &lt; 0</text:span><text:span text:style-name="T64"><text:line-break/></text:span><text:span text:style-name="T65"> </text:span><text:span text:style-name="T66"> </text:span><text:span text:style-name="T67"> </text:span><text:span text:style-name="T68">x = x + 1</text:span><text:span text:style-name="T69"><text:line-break/></text:span><text:span text:style-name="T70"> </text:span><text:span text:style-name="T71"> </text:span><text:span text:style-name="T72"> </text:span><text:span text:style-name="T73">dx = dx + 2 × ry²</text:span><text:span text:style-name="T74"><text:line-break/></text:span><text:span text:style-name="T75"> </text:span><text:span text:style-name="T76"> </text:span><text:span text:style-name="T77"> </text:span><text:span text:style-name="T78">p1 = p1 + dx + ry²</text:span><text:span text:style-name="T79"><text:line-break/></text:span><text:span text:style-name="T80"> </text:span><text:span text:style-name="T81"> </text:span><text:span text:style-name="T82">c) Else</text:span><text:span text:style-name="T83"><text:line-break/></text:span><text:span text:style-name="T84"> </text:span><text:span text:style-name="T85"> </text:span><text:span text:style-name="T86"> </text:span><text:span text:style-name="T87">x = x + 1</text:span><text:span text:style-name="T88"><text:line-break/></text:span><text:span text:style-name="T89"> </text:span><text:span text:style-name="T90"> </text:span><text:span text:style-name="T91"> </text:span><text:span text:style-name="T92">y = y − 1</text:span><text:span text:style-name="T93"><text:line-break/></text:span><text:span text:style-name="T94"> </text:span><text:span text:style-name="T95"> </text:span><text:span text:style-name="T96"> </text:span><text:span text:style-name="T97">dx = dx + 2 × ry²</text:span><text:span text:style-name="T98"><text:line-break/></text:span><text:span text:style-name="T99"> </text:span><text:span text:style-name="T100"> </text:span><text:span text:style-name="T101"> </text:span><text:span text:style-name="T102">dy = dy − 2 × rx²</text:span><text:span text:style-name="T103"><text:line-break/></text:span><text:span text:style-name="T104"> </text:span><text:span text:style-name="T105"> </text:span><text:span text:style-name="T106"> </text:span><text:span text:style-name="T107">p1 = p1 + dx − dy + ry²</text:span></text:p>
      <text:p text:style-name="P108"><text:span text:style-name="T109">Step 6:</text:span><text:span text:style-name="T110"><text:s/>Calculate the decision parameter for Region 2</text:span><text:span text:style-name="T111"><text:line-break/></text:span><text:span text:style-name="T112"> </text:span><text:span text:style-name="T113"> </text:span><text:span text:style-name="T114">p2 = ry²(x + 0.5)² + rx²(y − 1)² − rx²ry²</text:span></text:p>
      <text:p text:style-name="P115"><text:span text:style-name="T116">Step 7:</text:span><text:span text:style-name="T117"><text:s/>Region 2 processing (slope ≤ −1)</text:span><text:span text:style-name="T118"><text:line-break/></text:span><text:span text:style-name="T119"> </text:span><text:span text:style-name="T120"> </text:span><text:span text:style-name="T121">Repeat while y ≥ 0</text:span><text:span text:style-name="T122"><text:line-break/></text:span><text:span text:style-name="T123"> </text:span><text:span text:style-name="T124"> </text:span><text:span text:style-name="T125">a) Plot the symmetric points</text:span><text:span text:style-name="T126"><text:line-break/></text:span><text:soft-page-break/><text:span text:style-name="T127"> </text:span><text:span text:style-name="T128"> </text:span><text:span text:style-name="T129">b) If p2 &gt; 0</text:span><text:span text:style-name="T130"><text:line-break/></text:span><text:span text:style-name="T131"> </text:span><text:span text:style-name="T132"> </text:span><text:span text:style-name="T133"> </text:span><text:span text:style-name="T134">y = y − 1</text:span><text:span text:style-name="T135"><text:line-break/></text:span><text:span text:style-name="T136"> </text:span><text:span text:style-name="T137"> </text:span><text:span text:style-name="T138"> </text:span><text:span text:style-name="T139">dy = dy − 2 × rx²</text:span><text:span text:style-name="T140"><text:line-break/></text:span><text:span text:style-name="T141"> </text:span><text:span text:style-name="T142"> </text:span><text:span text:style-name="T143"> </text:span><text:span text:style-name="T144">p2 = p2 + rx² − dy</text:span><text:span text:style-name="T145"><text:line-break/></text:span><text:span text:style-name="T146"> </text:span><text:span text:style-name="T147"> </text:span><text:span text:style-name="T148">c) Else</text:span><text:span text:style-name="T149"><text:line-break/></text:span><text:span text:style-name="T150"> </text:span><text:span text:style-name="T151"> </text:span><text:span text:style-name="T152"> </text:span><text:span text:style-name="T153">y = y − 1</text:span><text:span text:style-name="T154"><text:line-break/></text:span><text:span text:style-name="T155"> </text:span><text:span text:style-name="T156"> </text:span><text:span text:style-name="T157"> </text:span><text:span text:style-name="T158">x = x + 1</text:span><text:span text:style-name="T159"><text:line-break/></text:span><text:span text:style-name="T160"> </text:span><text:span text:style-name="T161"> </text:span><text:span text:style-name="T162"> </text:span><text:span text:style-name="T163">dx = dx + 2 × ry²</text:span><text:span text:style-name="T164"><text:line-break/></text:span><text:span text:style-name="T165"> </text:span><text:span text:style-name="T166"> </text:span><text:span text:style-name="T167"> </text:span><text:span text:style-name="T168">dy = dy − 2 × rx²</text:span><text:span text:style-name="T169"><text:line-break/></text:span><text:span text:style-name="T170"> </text:span><text:span text:style-name="T171"> </text:span><text:span text:style-name="T172"> </text:span><text:span text:style-name="T173">p2 = p2 + dx − dy + rx²</text:span></text:p>
      <text:p text:style-name="P174"><text:span text:style-name="T175">Step 8:</text:span><text:span text:style-name="T176"><text:s/>Stop the algorithm.</text:span></text:p>
      <text:p text:style-name="P17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style:font-name="Calibri" style:font-name-asian="Calibri" style:font-name-complex="Mangal" style:letter-kerning="true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jan</meta:initial-creator>
    <dc:creator>Rajan</dc:creator>
    <meta:creation-date>2026-01-08T12:58:00Z</meta:creation-date>
    <dc:date>2026-01-08T12:58:00Z</dc:date>
    <meta:template xlink:href="Normal.dotm" xlink:type="simple"/>
    <meta:editing-cycles>1</meta:editing-cycles>
    <meta:editing-duration>PT0S</meta:editing-duration>
    <meta:document-statistic meta:page-count="2" meta:paragraph-count="2" meta:word-count="162" meta:character-count="1085" meta:row-count="7" meta:non-whitespace-character-count="925"/>
  </office:meta>
</office:document-meta>
</file>